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9311in"/>
    </style:style>
    <style:style style:name="co2" style:family="table-column">
      <style:table-column-properties fo:break-before="auto" style:column-width="0.8811in"/>
    </style:style>
    <style:style style:name="co3" style:family="table-column">
      <style:table-column-properties fo:break-before="auto" style:column-width="0.4563in"/>
    </style:style>
    <style:style style:name="co4" style:family="table-column">
      <style:table-column-properties fo:break-before="auto" style:column-width="0.1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color="#ff0000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4.0311in" svg:height="7.7634in" svg:x="5.122in" svg:y="0.1264in">
            <draw:object draw:notify-on-update-of-ranges="Sheet1.B2:Sheet1.B161 Sheet1.C1:Sheet1.C1 Sheet1.C2:Sheet1.C161 Sheet1.B2:Sheet1.B161 Sheet1.D1:Sheet1.D1 Sheet1.D2:Sheet1.D161 Sheet1.B2:Sheet1.B161 Sheet1.E1:Sheet1.E1 Sheet1.E2:Sheet1.E1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>
            <text:p>Time, min</text:p>
          </table:table-cell>
          <table:table-cell office:value-type="string">
            <text:p>CPU %</text:p>
          </table:table-cell>
          <table:table-cell office:value-type="string">
            <text:p>Running</text:p>
          </table:table-cell>
          <table:table-cell office:value-type="string">
            <text:p>Stopped</text:p>
          </table:table-cell>
          <table:table-cell table:number-columns-repeated="10"/>
        </table:table-row>
        <table:table-row table:style-name="ro1">
          <table:table-cell office:value-type="string">
            <text:p>2012-11-09 16:21:16.812042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22:13.362808</text:p>
          </table:table-cell>
          <table:table-cell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23:09.529670</text:p>
          </table:table-cell>
          <table:table-cell office:value-type="float" office:value="3">
            <text:p>3</text:p>
          </table:table-cell>
          <table:table-cell office:value-type="float" office:value="31.25">
            <text:p>31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24:06.148867</text:p>
          </table:table-cell>
          <table:table-cell office:value-type="float" office:value="4">
            <text:p>4</text:p>
          </table:table-cell>
          <table:table-cell office:value-type="float" office:value="64.58">
            <text:p>64.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25:02.106603</text:p>
          </table:table-cell>
          <table:table-cell office:value-type="float" office:value="5">
            <text:p>5</text:p>
          </table:table-cell>
          <table:table-cell office:value-type="float" office:value="97.92">
            <text:p>97.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25:58.730017</text:p>
          </table:table-cell>
          <table:table-cell office:value-type="float" office:value="6">
            <text:p>6</text:p>
          </table:table-cell>
          <table:table-cell office:value-type="float" office:value="97.92">
            <text:p>97.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26:54.864957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27:51.573988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28:47.695866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29:44.35825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30:40.639012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31:37.896682</text:p>
          </table:table-cell>
          <table:table-cell office:value-type="float" office:value="12">
            <text:p>12</text:p>
          </table:table-cell>
          <table:table-cell office:value-type="float" office:value="90.16">
            <text:p>90.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32:34.087078</text:p>
          </table:table-cell>
          <table:table-cell office:value-type="float" office:value="13">
            <text:p>13</text:p>
          </table:table-cell>
          <table:table-cell office:value-type="float" office:value="84.02">
            <text:p>84.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33:31.128771</text:p>
          </table:table-cell>
          <table:table-cell office:value-type="float" office:value="14">
            <text:p>14</text:p>
          </table:table-cell>
          <table:table-cell office:value-type="float" office:value="70.76">
            <text:p>70.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34:27.474776</text:p>
          </table:table-cell>
          <table:table-cell office:value-type="float" office:value="15">
            <text:p>15</text:p>
          </table:table-cell>
          <table:table-cell office:value-type="float" office:value="73.74">
            <text:p>73.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35:24.408979</text:p>
          </table:table-cell>
          <table:table-cell office:value-type="float" office:value="16">
            <text:p>16</text:p>
          </table:table-cell>
          <table:table-cell office:value-type="float" office:value="75.53">
            <text:p>75.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36:20.610014</text:p>
          </table:table-cell>
          <table:table-cell office:value-type="float" office:value="17">
            <text:p>17</text:p>
          </table:table-cell>
          <table:table-cell office:value-type="float" office:value="74.68">
            <text:p>74.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37:18.547207</text:p>
          </table:table-cell>
          <table:table-cell office:value-type="float" office:value="18">
            <text:p>18</text:p>
          </table:table-cell>
          <table:table-cell office:value-type="float" office:value="75.38">
            <text:p>75.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38:15.035738</text:p>
          </table:table-cell>
          <table:table-cell office:value-type="float" office:value="19">
            <text:p>19</text:p>
          </table:table-cell>
          <table:table-cell office:value-type="float" office:value="78.32">
            <text:p>78.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39:11.968220</text:p>
          </table:table-cell>
          <table:table-cell office:value-type="float" office:value="20">
            <text:p>20</text:p>
          </table:table-cell>
          <table:table-cell office:value-type="float" office:value="82.13">
            <text:p>82.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40:08.325012</text:p>
          </table:table-cell>
          <table:table-cell office:value-type="float" office:value="21">
            <text:p>21</text:p>
          </table:table-cell>
          <table:table-cell office:value-type="float" office:value="79.48">
            <text:p>79.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41:05.271873</text:p>
          </table:table-cell>
          <table:table-cell office:value-type="float" office:value="22">
            <text:p>22</text:p>
          </table:table-cell>
          <table:table-cell office:value-type="float" office:value="78.97">
            <text:p>78.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42:01.373858</text:p>
          </table:table-cell>
          <table:table-cell office:value-type="float" office:value="23">
            <text:p>23</text:p>
          </table:table-cell>
          <table:table-cell office:value-type="float" office:value="79.66">
            <text:p>79.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42:58.448314</text:p>
          </table:table-cell>
          <table:table-cell office:value-type="float" office:value="24">
            <text:p>24</text:p>
          </table:table-cell>
          <table:table-cell office:value-type="float" office:value="79.66">
            <text:p>79.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43:55.160174</text:p>
          </table:table-cell>
          <table:table-cell office:value-type="float" office:value="25">
            <text:p>25</text:p>
          </table:table-cell>
          <table:table-cell office:value-type="float" office:value="82.16">
            <text:p>82.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44:52.169629</text:p>
          </table:table-cell>
          <table:table-cell office:value-type="float" office:value="26">
            <text:p>26</text:p>
          </table:table-cell>
          <table:table-cell office:value-type="float" office:value="82.16">
            <text:p>82.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45:48.454875</text:p>
          </table:table-cell>
          <table:table-cell office:value-type="float" office:value="27">
            <text:p>27</text:p>
          </table:table-cell>
          <table:table-cell office:value-type="float" office:value="82.03">
            <text:p>82.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46:45.461768</text:p>
          </table:table-cell>
          <table:table-cell office:value-type="float" office:value="28">
            <text:p>28</text:p>
          </table:table-cell>
          <table:table-cell office:value-type="float" office:value="80.99">
            <text:p>80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47:41.649445</text:p>
          </table:table-cell>
          <table:table-cell office:value-type="float" office:value="29">
            <text:p>29</text:p>
          </table:table-cell>
          <table:table-cell office:value-type="float" office:value="82.04">
            <text:p>82.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48:38.516084</text:p>
          </table:table-cell>
          <table:table-cell office:value-type="float" office:value="30">
            <text:p>30</text:p>
          </table:table-cell>
          <table:table-cell office:value-type="float" office:value="81.64">
            <text:p>81.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49:34.822224</text:p>
          </table:table-cell>
          <table:table-cell office:value-type="float" office:value="31">
            <text:p>31</text:p>
          </table:table-cell>
          <table:table-cell office:value-type="float" office:value="82.03">
            <text:p>82.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50:31.419685</text:p>
          </table:table-cell>
          <table:table-cell office:value-type="float" office:value="32">
            <text:p>32</text:p>
          </table:table-cell>
          <table:table-cell office:value-type="float" office:value="80.74">
            <text:p>80.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51:27.961032</text:p>
          </table:table-cell>
          <table:table-cell office:value-type="float" office:value="33">
            <text:p>33</text:p>
          </table:table-cell>
          <table:table-cell office:value-type="float" office:value="80.35">
            <text:p>80.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2012-11-09 16:52:24.63282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78.74">
            <text:p>78.7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012-11-09 16:53:21.041709</text:p>
          </table:table-cell>
          <table:table-cell office:value-type="float" office:value="35">
            <text:p>35</text:p>
          </table:table-cell>
          <table:table-cell office:value-type="float" office:value="78.74">
            <text:p>78.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54:17.708629</text:p>
          </table:table-cell>
          <table:table-cell office:value-type="float" office:value="36">
            <text:p>36</text:p>
          </table:table-cell>
          <table:table-cell office:value-type="float" office:value="86.36">
            <text:p>86.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55:14.059988</text:p>
          </table:table-cell>
          <table:table-cell office:value-type="float" office:value="37">
            <text:p>37</text:p>
          </table:table-cell>
          <table:table-cell office:value-type="float" office:value="94.1">
            <text:p>94.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56:11.285862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57:07.515218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58:05.30883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6:59:03.707387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00:03.421512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01:00.687716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02:00.554789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02:59.659124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03:59.483147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04:58.699564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05:55.65497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06:55.054866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07:52.283387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runtime min</text:p>
          </table:table-cell>
          <table:table-cell office:value-type="string">
            <text:p>launches</text:p>
          </table:table-cell>
          <table:table-cell office:value-type="string">
            <text:p>charged</text:p>
          </table:table-cell>
          <table:table-cell office:value-type="string">
            <text:p>cost</text:p>
          </table:table-cell>
        </table:table-row>
        <table:table-row table:style-name="ro1">
          <table:table-cell office:value-type="string">
            <text:p>2012-11-09 17:08:51.426267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09:48.611005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.161">
            <text:p>1.161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2012-11-09 17:10:49.930702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.68">
            <text:p>6.68</text:p>
          </table:table-cell>
          <table:table-cell office:value-type="float" office:value="71.78">
            <text:p>71.78</text:p>
          </table:table-cell>
          <table:table-cell office:value-type="float" office:value="82.158">
            <text:p>82.158</text:p>
          </table:table-cell>
          <table:table-cell table:formula="of:=68-6+78-71+158-82"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2012-11-09 17:11:47.04348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0.64">
            <text:p>40.64</text:p>
          </table:table-cell>
          <table:table-cell office:value-type="float" office:value="88.156">
            <text:p>88.156</text:p>
          </table:table-cell>
          <table:table-cell/>
          <table:table-cell table:formula="of:=64-40+156-88"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table:style-name="ce2" office:value-type="string">
            <text:p>2012-11-09 17:12:46.12255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99.83">
            <text:p>99.8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4.6">
            <text:p>54.6</text:p>
          </table:table-cell>
          <table:table-cell office:value-type="float" office:value="91.112">
            <text:p>91.112</text:p>
          </table:table-cell>
          <table:table-cell office:value-type="float" office:value="132.153">
            <text:p>132.153</text:p>
          </table:table-cell>
          <table:table-cell table:formula="of:=6+112-91+153-132" office:value-type="float" office:value="48">
            <text:p>48</text:p>
          </table:table-cell>
          <table:table-cell table:number-columns-repeated="2" office:value-type="float" office:value="3">
            <text:p>3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2012-11-09 17:13:43.410771</text:p>
          </table:table-cell>
          <table:table-cell office:value-type="float" office:value="56">
            <text:p>56</text:p>
          </table:table-cell>
          <table:table-cell office:value-type="float" office:value="88.48">
            <text:p>88.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99.109">
            <text:p>99.109</text:p>
          </table:table-cell>
          <table:table-cell office:value-type="float" office:value="136.15">
            <text:p>136.15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2012-11-09 17:14:42.664643</text:p>
          </table:table-cell>
          <table:table-cell office:value-type="float" office:value="57">
            <text:p>57</text:p>
          </table:table-cell>
          <table:table-cell office:value-type="float" office:value="68.23">
            <text:p>68.2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"/>
          <table:table-cell table:formula="of:=SUM([.O53:.O57])" office:value-type="float" office:value="0.32">
            <text:p>0.32</text:p>
          </table:table-cell>
        </table:table-row>
        <table:table-row table:style-name="ro1">
          <table:table-cell office:value-type="string">
            <text:p>2012-11-09 17:15:39.683974</text:p>
          </table:table-cell>
          <table:table-cell office:value-type="float" office:value="58">
            <text:p>58</text:p>
          </table:table-cell>
          <table:table-cell office:value-type="float" office:value="46.96">
            <text:p>46.9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16:38.813096</text:p>
          </table:table-cell>
          <table:table-cell office:value-type="float" office:value="59">
            <text:p>59</text:p>
          </table:table-cell>
          <table:table-cell office:value-type="float" office:value="24.9">
            <text:p>24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17:35.299744</text:p>
          </table:table-cell>
          <table:table-cell office:value-type="float" office:value="60">
            <text:p>60</text:p>
          </table:table-cell>
          <table:table-cell office:value-type="float" office:value="21.78">
            <text:p>21.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7:18:35.041408</text:p>
          </table:table-cell>
          <table:table-cell office:value-type="float" office:value="61">
            <text:p>61</text:p>
          </table:table-cell>
          <table:table-cell office:value-type="float" office:value="21.59">
            <text:p>21.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7:19:31.645796</text:p>
          </table:table-cell>
          <table:table-cell office:value-type="float" office:value="62">
            <text:p>62</text:p>
          </table:table-cell>
          <table:table-cell office:value-type="float" office:value="23.96">
            <text:p>23.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7:20:31.239319</text:p>
          </table:table-cell>
          <table:table-cell office:value-type="float" office:value="63">
            <text:p>63</text:p>
          </table:table-cell>
          <table:table-cell office:value-type="float" office:value="25.67">
            <text:p>25.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7:21:28.095462</text:p>
          </table:table-cell>
          <table:table-cell office:value-type="float" office:value="64">
            <text:p>64</text:p>
          </table:table-cell>
          <table:table-cell office:value-type="float" office:value="26.05">
            <text:p>26.05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7:22:27.490230</text:p>
          </table:table-cell>
          <table:table-cell office:value-type="float" office:value="65">
            <text:p>65</text:p>
          </table:table-cell>
          <table:table-cell office:value-type="float" office:value="27.78">
            <text:p>27.78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7:23:23.869393</text:p>
          </table:table-cell>
          <table:table-cell office:value-type="float" office:value="66">
            <text:p>66</text:p>
          </table:table-cell>
          <table:table-cell office:value-type="float" office:value="33.05">
            <text:p>33.05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7:24:23.191668</text:p>
          </table:table-cell>
          <table:table-cell office:value-type="float" office:value="67">
            <text:p>67</text:p>
          </table:table-cell>
          <table:table-cell office:value-type="float" office:value="39.7">
            <text:p>39.7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7:25:19.317067</text:p>
          </table:table-cell>
          <table:table-cell office:value-type="float" office:value="68">
            <text:p>68</text:p>
          </table:table-cell>
          <table:table-cell office:value-type="float" office:value="56.25">
            <text:p>56.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2012-11-09 17:26:18.442421</text:p>
          </table:table-cell>
          <table:table-cell office:value-type="float" office:value="69">
            <text:p>69</text:p>
          </table:table-cell>
          <table:table-cell office:value-type="float" office:value="62.5">
            <text:p>62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2012-11-09 17:27:14.639425</text:p>
          </table:table-cell>
          <table:table-cell office:value-type="float" office:value="70">
            <text:p>70</text:p>
          </table:table-cell>
          <table:table-cell office:value-type="float" office:value="73.61">
            <text:p>73.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2012-11-09 17:28:14.174037</text:p>
          </table:table-cell>
          <table:table-cell office:value-type="float" office:value="71">
            <text:p>71</text:p>
          </table:table-cell>
          <table:table-cell office:value-type="float" office:value="89.24">
            <text:p>89.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2012-11-09 17:29:10.147194</text:p>
          </table:table-cell>
          <table:table-cell office:value-type="float" office:value="72">
            <text:p>72</text:p>
          </table:table-cell>
          <table:table-cell office:value-type="float" office:value="92.22">
            <text:p>92.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2012-11-09 17:30:09.632000</text:p>
          </table:table-cell>
          <table:table-cell office:value-type="float" office:value="73">
            <text:p>73</text:p>
          </table:table-cell>
          <table:table-cell office:value-type="float" office:value="96.04">
            <text:p>96.04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7:31:09.187358</text:p>
          </table:table-cell>
          <table:table-cell office:value-type="float" office:value="74">
            <text:p>74</text:p>
          </table:table-cell>
          <table:table-cell office:value-type="float" office:value="96.04">
            <text:p>96.04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7:32:08.202099</text:p>
          </table:table-cell>
          <table:table-cell office:value-type="float" office:value="75">
            <text:p>75</text:p>
          </table:table-cell>
          <table:table-cell office:value-type="float" office:value="54.62">
            <text:p>54.62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7:33:08.180969</text:p>
          </table:table-cell>
          <table:table-cell office:value-type="float" office:value="76">
            <text:p>76</text:p>
          </table:table-cell>
          <table:table-cell office:value-type="float" office:value="45.2">
            <text:p>45.2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7:34:07.363615</text:p>
          </table:table-cell>
          <table:table-cell office:value-type="float" office:value="77">
            <text:p>77</text:p>
          </table:table-cell>
          <table:table-cell office:value-type="float" office:value="34.14">
            <text:p>34.14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7:35:03.706826</text:p>
          </table:table-cell>
          <table:table-cell office:value-type="float" office:value="78">
            <text:p>78</text:p>
          </table:table-cell>
          <table:table-cell office:value-type="float" office:value="43.02">
            <text:p>43.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2012-11-09 17:36:00.548675</text:p>
          </table:table-cell>
          <table:table-cell office:value-type="float" office:value="79">
            <text:p>79</text:p>
          </table:table-cell>
          <table:table-cell office:value-type="float" office:value="52.12">
            <text:p>52.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2012-11-09 17:36:57.343248</text:p>
          </table:table-cell>
          <table:table-cell office:value-type="float" office:value="80">
            <text:p>80</text:p>
          </table:table-cell>
          <table:table-cell office:value-type="float" office:value="52.12">
            <text:p>52.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012-11-09 17:37:54.209429</text:p>
          </table:table-cell>
          <table:table-cell office:value-type="float" office:value="81">
            <text:p>81</text:p>
          </table:table-cell>
          <table:table-cell office:value-type="float" office:value="67.25">
            <text:p>67.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2012-11-09 17:38:50.761166</text:p>
          </table:table-cell>
          <table:table-cell office:value-type="float" office:value="82">
            <text:p>82</text:p>
          </table:table-cell>
          <table:table-cell office:value-type="float" office:value="83.99">
            <text:p>83.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2012-11-09 17:39:47.430623</text:p>
          </table:table-cell>
          <table:table-cell office:value-type="float" office:value="83">
            <text:p>83</text:p>
          </table:table-cell>
          <table:table-cell office:value-type="float" office:value="94.1">
            <text:p>94.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2012-11-09 17:40:44.732981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7:41:44.325002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7:42:41.48359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7:43:39.179346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7:44:35.872993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7:45:32.337273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7:46:29.742592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7:47:34.30886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7:48:45.611069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7:49:48.80384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50:46.758769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51:46.255085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52:43.724394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53:40.682520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54:38.363433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55:39.06611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56:38.5039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57:35.572062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7:58:35.852236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2012-11-09 17:59:35.548750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012-11-09 18:00:35.961610</text:p>
          </table:table-cell>
          <table:table-cell office:value-type="float" office:value="104">
            <text:p>104</text:p>
          </table:table-cell>
          <table:table-cell office:value-type="float" office:value="96.99">
            <text:p>96.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8:01:37.769617</text:p>
          </table:table-cell>
          <table:table-cell office:value-type="float" office:value="105">
            <text:p>105</text:p>
          </table:table-cell>
          <table:table-cell office:value-type="float" office:value="88.86">
            <text:p>88.8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8:02:36.587604</text:p>
          </table:table-cell>
          <table:table-cell office:value-type="float" office:value="106">
            <text:p>106</text:p>
          </table:table-cell>
          <table:table-cell office:value-type="float" office:value="67.71">
            <text:p>67.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8:03:35.381708</text:p>
          </table:table-cell>
          <table:table-cell office:value-type="float" office:value="107">
            <text:p>107</text:p>
          </table:table-cell>
          <table:table-cell office:value-type="float" office:value="47.02">
            <text:p>47.0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8:04:34.459037</text:p>
          </table:table-cell>
          <table:table-cell office:value-type="float" office:value="108">
            <text:p>108</text:p>
          </table:table-cell>
          <table:table-cell office:value-type="float" office:value="34.5">
            <text:p>34.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8:05:34.552558</text:p>
          </table:table-cell>
          <table:table-cell office:value-type="float" office:value="109">
            <text:p>109</text:p>
          </table:table-cell>
          <table:table-cell office:value-type="float" office:value="29.74">
            <text:p>29.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8:06:33.669300</text:p>
          </table:table-cell>
          <table:table-cell office:value-type="float" office:value="110">
            <text:p>110</text:p>
          </table:table-cell>
          <table:table-cell office:value-type="float" office:value="30.15">
            <text:p>30.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8:07:34.745897</text:p>
          </table:table-cell>
          <table:table-cell office:value-type="float" office:value="111">
            <text:p>111</text:p>
          </table:table-cell>
          <table:table-cell office:value-type="float" office:value="32.64">
            <text:p>32.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8:08:34.644765</text:p>
          </table:table-cell>
          <table:table-cell office:value-type="float" office:value="112">
            <text:p>112</text:p>
          </table:table-cell>
          <table:table-cell office:value-type="float" office:value="39.81">
            <text:p>39.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09:35.523066</text:p>
          </table:table-cell>
          <table:table-cell office:value-type="float" office:value="113">
            <text:p>113</text:p>
          </table:table-cell>
          <table:table-cell office:value-type="float" office:value="42.3">
            <text:p>42.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10:34.331659</text:p>
          </table:table-cell>
          <table:table-cell office:value-type="float" office:value="114">
            <text:p>114</text:p>
          </table:table-cell>
          <table:table-cell office:value-type="float" office:value="47.85">
            <text:p>47.8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11:35.854605</text:p>
          </table:table-cell>
          <table:table-cell office:value-type="float" office:value="115">
            <text:p>115</text:p>
          </table:table-cell>
          <table:table-cell office:value-type="float" office:value="49.84">
            <text:p>49.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12:33.004649</text:p>
          </table:table-cell>
          <table:table-cell office:value-type="float" office:value="116">
            <text:p>116</text:p>
          </table:table-cell>
          <table:table-cell office:value-type="float" office:value="53.81">
            <text:p>53.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13:31.237181</text:p>
          </table:table-cell>
          <table:table-cell office:value-type="float" office:value="117">
            <text:p>117</text:p>
          </table:table-cell>
          <table:table-cell office:value-type="float" office:value="52.51">
            <text:p>52.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14:29.653115</text:p>
          </table:table-cell>
          <table:table-cell office:value-type="float" office:value="118">
            <text:p>118</text:p>
          </table:table-cell>
          <table:table-cell office:value-type="float" office:value="53.77">
            <text:p>53.7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15:29.247277</text:p>
          </table:table-cell>
          <table:table-cell office:value-type="float" office:value="119">
            <text:p>119</text:p>
          </table:table-cell>
          <table:table-cell office:value-type="float" office:value="53.87">
            <text:p>53.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16:30.838115</text:p>
          </table:table-cell>
          <table:table-cell office:value-type="float" office:value="120">
            <text:p>120</text:p>
          </table:table-cell>
          <table:table-cell office:value-type="float" office:value="56.5">
            <text:p>56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17:32.082190</text:p>
          </table:table-cell>
          <table:table-cell office:value-type="float" office:value="121">
            <text:p>121</text:p>
          </table:table-cell>
          <table:table-cell office:value-type="float" office:value="55.79">
            <text:p>55.7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18:32.927219</text:p>
          </table:table-cell>
          <table:table-cell office:value-type="float" office:value="122">
            <text:p>122</text:p>
          </table:table-cell>
          <table:table-cell office:value-type="float" office:value="57.03">
            <text:p>57.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19:35.012194</text:p>
          </table:table-cell>
          <table:table-cell office:value-type="float" office:value="123">
            <text:p>123</text:p>
          </table:table-cell>
          <table:table-cell office:value-type="float" office:value="56.71">
            <text:p>56.7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20:33.370491</text:p>
          </table:table-cell>
          <table:table-cell office:value-type="float" office:value="124">
            <text:p>124</text:p>
          </table:table-cell>
          <table:table-cell office:value-type="float" office:value="55.39">
            <text:p>55.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21:32.454797</text:p>
          </table:table-cell>
          <table:table-cell office:value-type="float" office:value="125">
            <text:p>125</text:p>
          </table:table-cell>
          <table:table-cell office:value-type="float" office:value="53.95">
            <text:p>53.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22:29.523951</text:p>
          </table:table-cell>
          <table:table-cell office:value-type="float" office:value="126">
            <text:p>126</text:p>
          </table:table-cell>
          <table:table-cell office:value-type="float" office:value="54.8">
            <text:p>54.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23:27.136728</text:p>
          </table:table-cell>
          <table:table-cell office:value-type="float" office:value="127">
            <text:p>127</text:p>
          </table:table-cell>
          <table:table-cell office:value-type="float" office:value="55.2">
            <text:p>55.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24:24.575754</text:p>
          </table:table-cell>
          <table:table-cell office:value-type="float" office:value="128">
            <text:p>128</text:p>
          </table:table-cell>
          <table:table-cell office:value-type="float" office:value="55.25">
            <text:p>55.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2012-11-09 18:25:23.067174</text:p>
          </table:table-cell>
          <table:table-cell office:value-type="float" office:value="129">
            <text:p>129</text:p>
          </table:table-cell>
          <table:table-cell office:value-type="float" office:value="54.45">
            <text:p>54.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012-11-09 18:26:20.177601</text:p>
          </table:table-cell>
          <table:table-cell office:value-type="float" office:value="130">
            <text:p>130</text:p>
          </table:table-cell>
          <table:table-cell office:value-type="float" office:value="52.58">
            <text:p>52.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27:19.086986</text:p>
          </table:table-cell>
          <table:table-cell office:value-type="float" office:value="131">
            <text:p>131</text:p>
          </table:table-cell>
          <table:table-cell office:value-type="float" office:value="64.03">
            <text:p>64.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28:19.073181</text:p>
          </table:table-cell>
          <table:table-cell office:value-type="float" office:value="132">
            <text:p>132</text:p>
          </table:table-cell>
          <table:table-cell office:value-type="float" office:value="80.7">
            <text:p>80.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29:17.790218</text:p>
          </table:table-cell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30:18.184330</text:p>
          </table:table-cell>
          <table:table-cell office:value-type="float" office:value="134">
            <text:p>134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8:31:21.253669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8:32:18.692201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8:33:21.039964</text:p>
          </table:table-cell>
          <table:table-cell office:value-type="float" office:value="137">
            <text:p>13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8:34:23.818350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8:35:26.306471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8:36:24.960177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8:37:27.138812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8:38:27.345363</text:p>
          </table:table-cell>
          <table:table-cell office:value-type="float" office:value="142">
            <text:p>142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8:39:31.995521</text:p>
          </table:table-cell>
          <table:table-cell office:value-type="float" office:value="143">
            <text:p>14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8:40:31.646261</text:p>
          </table:table-cell>
          <table:table-cell office:value-type="float" office:value="144">
            <text:p>14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2012-11-09 18:41:39.298212</text:p>
          </table:table-cell>
          <table:table-cell office:value-type="float" office:value="145">
            <text:p>145</text:p>
          </table:table-cell>
          <table:table-cell office:value-type="float" office:value="95.79">
            <text:p>95.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012-11-09 18:42:39.356618</text:p>
          </table:table-cell>
          <table:table-cell office:value-type="float" office:value="146">
            <text:p>146</text:p>
          </table:table-cell>
          <table:table-cell office:value-type="float" office:value="79.39">
            <text:p>79.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8:43:42.447664</text:p>
          </table:table-cell>
          <table:table-cell office:value-type="float" office:value="147">
            <text:p>147</text:p>
          </table:table-cell>
          <table:table-cell office:value-type="float" office:value="62.45">
            <text:p>62.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8:44:43.073300</text:p>
          </table:table-cell>
          <table:table-cell office:value-type="float" office:value="148">
            <text:p>148</text:p>
          </table:table-cell>
          <table:table-cell office:value-type="float" office:value="45.75">
            <text:p>45.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8:45:44.291351</text:p>
          </table:table-cell>
          <table:table-cell office:value-type="float" office:value="149">
            <text:p>149</text:p>
          </table:table-cell>
          <table:table-cell office:value-type="float" office:value="38.63">
            <text:p>38.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2012-11-09 18:46:47.213307</text:p>
          </table:table-cell>
          <table:table-cell office:value-type="float" office:value="150">
            <text:p>150</text:p>
          </table:table-cell>
          <table:table-cell office:value-type="float" office:value="38.5">
            <text:p>38.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8:47:48.225287</text:p>
          </table:table-cell>
          <table:table-cell office:value-type="float" office:value="151">
            <text:p>151</text:p>
          </table:table-cell>
          <table:table-cell office:value-type="float" office:value="30.98">
            <text:p>30.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8:48:47.756175</text:p>
          </table:table-cell>
          <table:table-cell office:value-type="float" office:value="152">
            <text:p>152</text:p>
          </table:table-cell>
          <table:table-cell office:value-type="float" office:value="31.32">
            <text:p>31.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2012-11-09 18:49:50.781237</text:p>
          </table:table-cell>
          <table:table-cell office:value-type="float" office:value="153">
            <text:p>153</text:p>
          </table:table-cell>
          <table:table-cell office:value-type="float" office:value="38.97">
            <text:p>38.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50:52.221556</text:p>
          </table:table-cell>
          <table:table-cell office:value-type="float" office:value="154">
            <text:p>154</text:p>
          </table:table-cell>
          <table:table-cell office:value-type="float" office:value="32.73">
            <text:p>32.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51:53.058048</text:p>
          </table:table-cell>
          <table:table-cell office:value-type="float" office:value="155">
            <text:p>155</text:p>
          </table:table-cell>
          <table:table-cell office:value-type="float" office:value="26.67">
            <text:p>26.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2012-11-09 18:52:52.348288</text:p>
          </table:table-cell>
          <table:table-cell office:value-type="float" office:value="156">
            <text:p>156</text:p>
          </table:table-cell>
          <table:table-cell office:value-type="float" office:value="13.96">
            <text:p>13.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2012-11-09 18:53:56.582908</text:p>
          </table:table-cell>
          <table:table-cell office:value-type="float" office:value="157">
            <text:p>157</text:p>
          </table:table-cell>
          <table:table-cell office:value-type="float" office:value="13.42">
            <text:p>13.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2012-11-09 18:54:59.050557</text:p>
          </table:table-cell>
          <table:table-cell office:value-type="float" office:value="158">
            <text:p>158</text:p>
          </table:table-cell>
          <table:table-cell office:value-type="float" office:value="16.9">
            <text:p>16.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2012-11-09 18:55:58.711453</text:p>
          </table:table-cell>
          <table:table-cell office:value-type="float" office:value="159">
            <text:p>159</text:p>
          </table:table-cell>
          <table:table-cell office:value-type="float" office:value="22.38">
            <text:p>22.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2012-11-09 18:56:59.049006</text:p>
          </table:table-cell>
          <table:table-cell office:value-type="float" office:value="160">
            <text:p>160</text:p>
          </table:table-cell>
          <table:table-cell office:value-type="float" office:value="29.87">
            <text:p>29.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1T20:22:18</dc:date>
    <meta:generator>LibreOffice/3.5$MacOSX_x86 LibreOffice_project/165a79a-7059095-e13bb37-fef39a4-9503d18</meta:generator>
    <meta:editing-duration>PT4H56M49S</meta:editing-duration>
    <meta:editing-cycles>6</meta:editing-cycles>
    <meta:document-statistic meta:table-count="1" meta:cell-count="8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6" chart:interval-major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27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64cm" svg:height="19.72cm" xlink:href=".." xlink:type="simple" chart:class="chart:scatter" chart:style-name="ch1">
        <chart:legend chart:legend-position="bottom" svg:x="14.233cm" svg:y="18.937cm" style:legend-expansion="wide" chart:style-name="ch2"/>
        <chart:plot-area chart:style-name="ch3" table:cell-range-address="Sheet1.B2:Sheet1.E161 Sheet1.C1:Sheet1.E1" chart:data-source-has-labels="row" svg:x="1.711cm" svg:y="1.711cm" svg:width="31.956cm" svg:height="15.863cm">
          <chartooo:coordinate-region svg:x="2.557cm" svg:y="1.91cm" svg:width="30.66cm" svg:height="15.017cm"/>
          <chart:axis chart:dimension="x" chart:name="primary-x" chart:style-name="ch4">
            <chart:title svg:x="17.284cm" svg:y="17.968cm" chart:style-name="ch5">
              <text:p>Time</text:p>
            </chart:title>
          </chart:axis>
          <chart:axis chart:dimension="y" chart:name="primary-y" chart:style-name="ch6">
            <chart:title svg:x="0.451cm" svg:y="10.513cm" chart:style-name="ch7">
              <text:p>Percentage</text:p>
            </chart:title>
            <chart:grid chart:style-name="ch8" chart:class="major"/>
          </chart:axis>
          <chart:axis chart:dimension="y" chart:name="secondary-y" chart:style-name="ch9">
            <chart:title svg:x="34.927cm" svg:y="8.9cm" chart:style-name="ch10">
              <text:p>Instances</text:p>
            </chart:title>
          </chart:axis>
          <chart:series chart:attached-axis="primary-y" chart:style-name="ch11" chart:values-cell-range-address="Sheet1.C2:Sheet1.C161" chart:label-cell-address="Sheet1.C1:Sheet1.C1" chart:class="chart:scatter">
            <chart:domain table:cell-range-address="Sheet1.B2:Sheet1.B161"/>
            <chart:data-point chart:repeated="160"/>
          </chart:series>
          <chart:series chart:attached-axis="secondary-y" chart:style-name="ch12" chart:values-cell-range-address="Sheet1.D2:Sheet1.D161" chart:label-cell-address="Sheet1.D1:Sheet1.D1" chart:class="chart:scatter">
            <chart:data-point chart:repeated="160"/>
          </chart:series>
          <chart:series chart:attached-axis="secondary-y" chart:style-name="ch13" chart:values-cell-range-address="Sheet1.E2:Sheet1.E161" chart:label-cell-address="Sheet1.E1:Sheet1.E1" chart:class="chart:scatter">
            <chart:data-point chart:repeated="1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PU %</text:p>
                <draw:g>
                  <svg:desc>Sheet1.C1:Sheet1.C1</svg:desc>
                </draw:g>
              </table:table-cell>
              <table:table-cell office:value-type="string">
                <text:p>Running</text:p>
                <draw:g>
                  <svg:desc>Sheet1.D1:Sheet1.D1</svg:desc>
                </draw:g>
              </table:table-cell>
              <table:table-cell office:value-type="string">
                <text:p>Stopp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61</svg:desc>
                </draw:g>
              </table:table-cell>
              <table:table-cell office:value-type="float" office:value="0.35">
                <text:p>0.35</text:p>
                <draw:g>
                  <svg:desc>Sheet1.C2:Sheet1.C161</svg:desc>
                </draw:g>
              </table:table-cell>
              <table:table-cell office:value-type="float" office:value="1">
                <text:p>1</text:p>
                <draw:g>
                  <svg:desc>Sheet1.D2:Sheet1.D161</svg:desc>
                </draw:g>
              </table:table-cell>
              <table:table-cell office:value-type="float" office:value="0">
                <text:p>0</text:p>
                <draw:g>
                  <svg:desc>Sheet1.E2:Sheet1.E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1.25">
                <text:p>31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.58">
                <text:p>64.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.92">
                <text:p>97.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7.92">
                <text:p>97.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5.83">
                <text:p>95.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0.16">
                <text:p>90.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4.02">
                <text:p>84.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0.76">
                <text:p>70.7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3.74">
                <text:p>73.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5.53">
                <text:p>75.5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4.68">
                <text:p>74.6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5.38">
                <text:p>75.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8.32">
                <text:p>78.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2.13">
                <text:p>82.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9.48">
                <text:p>79.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8.97">
                <text:p>78.9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9.66">
                <text:p>79.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9.66">
                <text:p>79.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2.16">
                <text:p>82.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2.16">
                <text:p>82.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2.03">
                <text:p>82.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0.99">
                <text:p>80.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2.04">
                <text:p>82.0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1.64">
                <text:p>81.6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2.03">
                <text:p>82.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0.74">
                <text:p>80.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0.35">
                <text:p>80.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8.74">
                <text:p>78.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8.74">
                <text:p>78.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6.36">
                <text:p>86.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4.1">
                <text:p>94.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9.83">
                <text:p>99.8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8.48">
                <text:p>88.4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8.23">
                <text:p>68.2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6.96">
                <text:p>46.9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4.9">
                <text:p>24.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1.78">
                <text:p>21.7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.59">
                <text:p>21.5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3.96">
                <text:p>23.9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5.67">
                <text:p>25.6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6.05">
                <text:p>26.0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7.78">
                <text:p>27.7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3.05">
                <text:p>33.0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9.7">
                <text:p>39.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6.25">
                <text:p>56.2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2.5">
                <text:p>62.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.61">
                <text:p>73.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9.24">
                <text:p>89.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2.22">
                <text:p>92.2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6.04">
                <text:p>96.0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6.04">
                <text:p>96.0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4.62">
                <text:p>54.6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5.2">
                <text:p>45.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4.14">
                <text:p>34.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3.02">
                <text:p>43.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2.12">
                <text:p>52.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2.12">
                <text:p>52.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7.25">
                <text:p>67.2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.99">
                <text:p>83.9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4.1">
                <text:p>94.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6.99">
                <text:p>96.9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8.86">
                <text:p>88.8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7.71">
                <text:p>67.7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7.02">
                <text:p>47.0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4.5">
                <text:p>34.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9.74">
                <text:p>29.7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0.15">
                <text:p>30.1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2.64">
                <text:p>32.6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9.81">
                <text:p>39.8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42.3">
                <text:p>42.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7.85">
                <text:p>47.8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9.84">
                <text:p>49.8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3.81">
                <text:p>53.8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2.51">
                <text:p>52.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3.77">
                <text:p>53.7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3.87">
                <text:p>53.8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6.5">
                <text:p>56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5.79">
                <text:p>55.7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7.03">
                <text:p>57.0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6.71">
                <text:p>56.7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5.39">
                <text:p>55.3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3.95">
                <text:p>53.9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4.8">
                <text:p>54.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5.2">
                <text:p>55.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5.25">
                <text:p>55.2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4.45">
                <text:p>54.4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2.58">
                <text:p>52.5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64.03">
                <text:p>64.0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0.7">
                <text:p>80.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95.79">
                <text:p>95.7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9.39">
                <text:p>79.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2.45">
                <text:p>62.4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5.75">
                <text:p>45.7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8.63">
                <text:p>38.6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8.5">
                <text:p>38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0.98">
                <text:p>30.9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1.32">
                <text:p>31.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8.97">
                <text:p>38.9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2.73">
                <text:p>32.7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6.67">
                <text:p>26.6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3.96">
                <text:p>13.9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3.42">
                <text:p>13.4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6.9">
                <text:p>16.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2.38">
                <text:p>22.3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9.87">
                <text:p>29.8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